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Body {</text:p>
      <text:p text:style-name="Normal"><text:s text:c="2"/>Font-family: Arial, sans-serif;</text:p>
      <text:p text:style-name="Normal"><text:s text:c="2"/>Background: #f4f7f8;</text:p>
      <text:p text:style-name="Normal"><text:s text:c="2"/>Display: flex;</text:p>
      <text:p text:style-name="Normal"><text:s text:c="2"/>Justify-content: center;</text:p>
      <text:p text:style-name="Normal"><text:s text:c="2"/>Align-items: center;</text:p>
      <text:p text:style-name="Normal"><text:s text:c="2"/>Height: 100vh;</text:p>
      <text:p text:style-name="Normal"><text:s text:c="2"/>Margin: 0;</text:p>
      <text:p text:style-name="Normal">}</text:p>
      <text:p text:style-name="Normal"/>
      <text:p text:style-name="Normal">.todo-container {</text:p>
      <text:p text:style-name="Normal"><text:s text:c="2"/>Background: #fff;</text:p>
      <text:p text:style-name="Normal"><text:s text:c="2"/>Padding: 20px;</text:p>
      <text:p text:style-name="Normal"><text:s text:c="2"/>Border-radius: 12px;</text:p>
      <text:p text:style-name="Normal"><text:s text:c="2"/>Box-shadow: 0 4px 10px rgba(0, 0, 0, 0.2);</text:p>
      <text:p text:style-name="Normal"><text:s text:c="2"/>Width: 350px;</text:p>
      <text:p text:style-name="Normal"><text:s text:c="2"/>Text-align: center;</text:p>
      <text:p text:style-name="Normal">}</text:p>
      <text:p text:style-name="Normal"/>
      <text:p text:style-name="Normal">H2 {</text:p>
      <text:p text:style-name="Normal"><text:s text:c="2"/>Margin-bottom: 20px;</text:p>
      <text:p text:style-name="Normal"><text:s text:c="2"/>Color: #333;</text:p>
      <text:p text:style-name="Normal">}</text:p>
      <text:p text:style-name="Normal"/>
      <text:p text:style-name="Normal">Input {</text:p>
      <text:p text:style-name="Normal"><text:s text:c="2"/>Width: 70%;</text:p>
      <text:p text:style-name="Normal"><text:s text:c="2"/>Padding: 10px;</text:p>
      <text:p text:style-name="Normal"><text:s text:c="2"/>Border: 1px solid #ccc;</text:p>
      <text:p text:style-name="Normal"><text:s text:c="2"/>Border-radius: 8px;</text:p>
      <text:p text:style-name="Normal"><text:s text:c="2"/>Outline: none;</text:p>
      <text:p text:style-name="Normal">}</text:p>
      <text:p text:style-name="Normal"/>
      <text:p text:style-name="Normal">Button {</text:p>
      <text:p text:style-name="Normal"><text:s text:c="2"/>Padding: 10px 15px;</text:p>
      <text:p text:style-name="Normal"><text:s text:c="2"/>Margin-left: 5px;</text:p>
      <text:p text:style-name="Normal"><text:s text:c="2"/>Border: none;</text:p>
      <text:p text:style-name="Normal"><text:s text:c="2"/>Background: #28a745;</text:p>
      <text:p text:style-name="Normal"><text:s text:c="2"/>Color: white;</text:p>
      <text:p text:style-name="Normal"><text:s text:c="2"/>Border-radius: 8px;</text:p>
      <text:p text:style-name="Normal"><text:s text:c="2"/>Cursor: pointer;</text:p>
      <text:p text:style-name="Normal"><text:s text:c="2"/>Transition: 0.3s;</text:p>
      <text:p text:style-name="Normal">}</text:p>
      <text:p text:style-name="Normal"/>
      <text:p text:style-name="Normal">Button:hover {</text:p>
      <text:p text:style-name="Normal"><text:s text:c="2"/>Background: #218838;</text:p>
      <text:p text:style-name="Normal">}</text:p>
      <text:p text:style-name="Normal"/>
      <text:p text:style-name="Normal">Ul {</text:p>
      <text:p text:style-name="Normal"><text:s text:c="2"/>List-style: none;</text:p>
      <text:p text:style-name="Normal"><text:s text:c="2"/>Padding: 0;</text:p>
      <text:p text:style-name="Normal"><text:s text:c="2"/>Margin-top: 20px;</text:p>
      <text:p text:style-name="Normal">}</text:p>
      <text:p text:style-name="Normal"/>
      <text:p text:style-name="Normal">Li {</text:p>
      <text:p text:style-name="Normal"><text:s text:c="2"/>Background: #f1f1f1;</text:p>
      <text:p text:style-name="Normal"><text:s text:c="2"/>Padding: 10px;</text:p>
      <text:p text:style-name="Normal"><text:s text:c="2"/>Border-radius: 8px;</text:p>
      <text:p text:style-name="Normal"><text:s text:c="2"/>Margin-bottom: 10px;</text:p>
      <text:p text:style-name="Normal"><text:s text:c="2"/>Display: flex;</text:p>
      <text:p text:style-name="Normal"><text:s text:c="2"/>Justify-content: space-between;</text:p>
      <text:p text:style-name="Normal"><text:s text:c="2"/>Align-items: center;</text:p>
      <text:p text:style-name="Normal">}</text:p>
      <text:p text:style-name="Normal"/>
      <text:p text:style-name="Normal">li.completed {</text:p>
      <text:p text:style-name="Normal"><text:s text:c="2"/>text-decoration: line-through;</text:p>
      <text:p text:style-name="Normal"><text:s text:c="2"/>color: gray;</text:p>
      <text:p text:style-name="Normal">}</text:p>
      <text:p text:style-name="Normal"/>
      <text:p text:style-name="Normal">.delete-btn {</text:p>
      <text:p text:style-name="Normal"><text:s text:c="2"/>Background: #dc3545;</text:p>
      <text:p text:style-name="Normal"><text:s text:c="2"/>Border: none;</text:p>
      <text:p text:style-name="Normal"><text:s text:c="2"/>Color: white;</text:p>
      <text:p text:style-name="Normal"><text:s text:c="2"/>Padding: 5px 10px;</text:p>
      <text:p text:style-name="Normal"><text:s text:c="2"/>Border-radius: 6px;</text:p>
      <text:p text:style-name="Normal"><text:s text:c="2"/>Cursor: pointer;</text:p>
      <text:p text:style-name="Normal">}</text:p>
      <text:p text:style-name="Normal"/>
      <text:p text:style-name="Normal">.delete-btn:hover {</text:p>
      <text:p text:style-name="Normal"><text:s text:c="2"/>Background: #c82333;</text:p>
      <text:p text:style-name="Normal">}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nthitha D</meta:initial-creator>
    <dc:creator>Nanthitha D</dc:creator>
    <meta:creation-date>2025-08-30T11:51:00Z</meta:creation-date>
    <dc:date>2025-08-30T11:51:00Z</dc:date>
    <meta:template xlink:href="Normal.dotm" xlink:type="simple"/>
    <meta:editing-cycles>3</meta:editing-cycles>
    <meta:editing-duration>PT0S</meta:editing-duration>
    <meta:document-statistic meta:page-count="1" meta:paragraph-count="2" meta:word-count="174" meta:character-count="1165" meta:row-count="8" meta:non-whitespace-character-count="993"/>
  </office:meta>
</office:document-meta>
</file>